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6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svg:stroke-color="#ffd320" draw:fill="solid" draw:fill-color="#3333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cm" svg:height="5cm" svg:x="24cm" svg:y="0cm">
          <text:p text:style-name="P1">=-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4" draw:text-style-name="P1" draw:layer="layout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4" draw:text-style-name="P1" draw:layer="layout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  <draw:custom-shape draw:style-name="gr4" draw:text-style-name="P1" draw:layer="layout" svg:width="1cm" svg:height="3cm" svg:x="23cm" svg:y="70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7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7cm" svg:viewBox="0 0 13000 6000" svg:d="m7000 6000c-4667 0-2333 0-7000 0 0-1000 0-2000 0-3000 1700 0 3000-1300 3000-3000 500 0 6667 0 10000 0 0 3400-2600 6000-6000 6000z">
          <text:p/>
        </draw:path>
        <draw:custom-shape draw:style-name="gr4" draw:text-style-name="P1" draw:layer="layout" svg:width="13cm" svg:height="3cm" svg:x="25cm" svg:y="7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53cm" svg:y="7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7cm" svg:x="70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0cm" svg:height="7cm" svg:x="0cm" svg:y="6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cm" svg:height="5.5cm" svg:x="39cm" svg:y="67.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cm" svg:height="5cm" svg:x="24cm" svg:y="0cm">
          <text:p text:style-name="P1"><text:span text:style-name="T1">=-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4" draw:text-style-name="P1" draw:layer="layout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4" draw:text-style-name="P1" draw:layer="layout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  <draw:custom-shape draw:style-name="gr4" draw:text-style-name="P1" draw:layer="layout" svg:width="10cm" svg:height="4cm" svg:x="70cm" svg:y="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4cm" svg:height="44cm" svg:x="25cm" svg:y="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2cm" svg:height="22cm" svg:x="2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26.5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37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47.5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58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26.5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37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47.5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58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26.5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37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47.5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58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1cm" svg:height="10.5cm" svg:x="26.5cm" svg:y="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6cm" svg:height="3cm" svg:x="26cm" svg:y="2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4cm" svg:x="7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cm" svg:x="7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cm" svg:x="70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cm" svg:x="70cm" svg:y="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cm" svg:x="70cm" svg:y="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6cm" svg:x="70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6cm" svg:x="70cm" svg:y="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cm" svg:height="3cm" svg:x="23cm" svg:y="70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7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7cm" svg:viewBox="0 0 13000 6000" svg:d="m7000 6000c-4667 0-2333 0-7000 0 0-1000 0-2000 0-3000 1700 0 3000-1300 3000-3000 500 0 6667 0 10000 0 0 3400-2600 6000-6000 6000z">
          <text:p/>
        </draw:path>
        <draw:custom-shape draw:style-name="gr4" draw:text-style-name="P1" draw:layer="layout" svg:width="13cm" svg:height="3cm" svg:x="25cm" svg:y="7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53cm" svg:y="7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7cm" svg:x="70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0cm" svg:height="7cm" svg:x="0cm" svg:y="6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cm" svg:height="5.5cm" svg:x="39cm" svg:y="67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cm" svg:height="5cm" svg:x="24cm" svg:y="0cm">
          <text:p text:style-name="P1"><text:span text:style-name="T1">=-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4" draw:text-style-name="P1" draw:layer="layout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4" draw:text-style-name="P1" draw:layer="layout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4" draw:text-style-name="P1" draw:layer="layout" svg:width="1cm" svg:height="3cm" svg:x="23cm" svg:y="69.5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6.5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6.5cm" svg:viewBox="0 0 13000 6000" svg:d="m7000 6000c-4667 0-2333 0-7000 0 0-1000 0-2000 0-3000 1700 0 3000-1300 3000-3000 500 0 6667 0 10000 0 0 3400-2600 6000-6000 6000z">
          <text:p/>
        </draw:path>
        <draw:custom-shape draw:style-name="gr4" draw:text-style-name="P1" draw:layer="layout" svg:width="13cm" svg:height="3cm" svg:x="25cm" svg:y="6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53cm" svg:y="6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  <draw:custom-shape draw:style-name="gr9" draw:text-style-name="P1" draw:layer="layout" svg:width="44cm" svg:height="51.5cm" svg:x="25cm" svg:y="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cm" svg:height="5cm" svg:x="39cm" svg:y="6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3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3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3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3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44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5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51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5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5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6.5cm" svg:x="70cm" svg:y="6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2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2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3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4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4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5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6cm" svg:height="3cm" svg:x="26cm" svg:y="6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6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6.5cm" svg:x="0cm" svg:y="6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0cm" fo:page-height="72.5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2-14T08:26:59.769000000</dc:date>
    <meta:editing-duration>PT17H38M1S</meta:editing-duration>
    <meta:editing-cycles>107</meta:editing-cycles>
    <meta:generator>LibreOffice/4.1.0.4$Windows_x86 LibreOffice_project/89ea49ddacd9aa532507cbf852f2bb22b1ace28</meta:generator>
    <meta:document-statistic meta:object-count="179"/>
  </office:meta>
</office:document-meta>
</file>